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1000000A3ED28729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keep-together="always" fo:text-indent="0cm" style:auto-text-indent="false" fo:keep-with-next="always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margin-left="0cm" fo:margin-right="-0.159cm" fo:text-align="justify" style:justify-single-word="false" fo:keep-together="always" fo:text-indent="0cm" style:auto-text-indent="false" fo:keep-with-next="always">
        <style:tab-stops>
          <style:tab-stop style:position="17.013cm"/>
        </style:tab-stops>
      </style:paragraph-properties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>
      <style:paragraph-properties style:shadow="none" fo:keep-with-next="alway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AL/NODE/commun/entetes/NODE_CaisseAF#%</text:p>
      <text:p text:style-name="P2">%#include AL/commun/dateAdresse/dateAdresse#%</text:p>
      <text:p text:style-name="P2"/>
      <text:p text:style-name="P2"/>
      <text:p text:style-name="P2">%#include AL/declarationVersement/declarationVersementInfoCommun#%</text:p>
      <text:p text:style-name="P2"/>
      <text:p text:style-name="P3">%#include AL/declarationVersement/declarationVersementListDetaillee#%</text:p>
      <text:p text:style-name="P3"/>
      <text:p text:style-name="P4">%=remLineWhenBlank(declaration_versement_destination_text,-1)=%</text:p>
      <text:p text:style-name="P3"/>
      <text:p text:style-name="P3"/>
      <text:p text:style-name="P6">%#include AL/NODE/commun/signatures/AF_standard#%</text:p>
      <text:p text:style-name="Standard">%=pushToEnd(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CH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CH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size="10pt" style:font-size-asian="10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hyphenation-ladder-count="no-limit" fo:keep-with-next="always"/>
      <style:text-properties fo:font-size="14pt" style:font-size-asian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 fo:hyphenation-ladder-count="no-limit"/>
      <style:text-properties fo:font-style="italic" fo:font-weight="bold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 fo:hyphenation-ladder-count="no-limit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4pt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start" style:justify-single-word="false" fo:hyphenation-ladder-count="no-limit"/>
      <style:text-properties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tandard_20__2b__20_bordure" style:display-name="Standard + bordure" style:family="paragraph" style:parent-style-name="Standard">
      <style:paragraph-properties fo:hyphenation-ladder-count="no-limit" fo:padding="0.035cm" fo:border="0.009cm solid #000000" style:shadow="none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0" fo:hyphenation-push-char-count="0"/>
    </style:style>
    <style:style style:name="Libelé" style:family="paragraph" style:parent-style-name="Standard" style:next-style-name="Standard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hyphenation-ladder-count="no-limit" text:number-lines="false" text:line-number="0"/>
      <style:text-properties fo:hyphenate="false" fo:hyphenation-remain-char-count="0" fo:hyphenation-push-char-count="0"/>
    </style:style>
    <style:style style:name="contenu_20_tableau_20_1e_20_ligne" style:display-name="contenu tableau 1e ligne" style:family="paragraph" style:parent-style-name="Table_20_Contents">
      <style:paragraph-properties fo:hyphenation-ladder-count="no-limit"/>
      <style:text-properties fo:font-style="italic" fo:font-weight="bold" style:font-style-asian="italic" style:font-weight-asian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_20_left_20_bold" style:display-name="Text body left bold" style:family="paragraph" style:parent-style-name="Text_20_body" style:next-style-name="Text_20_body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 fo:hyphenation-ladder-count="no-limit"/>
      <style:text-properties fo:hyphenate="false" fo:hyphenation-remain-char-count="0" fo:hyphenation-push-char-count="0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 fo:hyphenation-ladder-count="no-limit"/>
      <style:text-properties style:text-underline-style="solid" style:text-underline-width="auto" style:text-underline-color="#000000" style:text-underline-mode="continuous" style:text-overline-mode="continuous" style:text-line-through-mode="continuous" fo:hyphenate="false" fo:hyphenation-remain-char-count="0" fo:hyphenation-push-char-count="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 fo:hyphenation-ladder-count="no-limit"/>
      <style:text-properties fo:hyphenate="false" fo:hyphenation-remain-char-count="0" fo:hyphenation-push-char-count="0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 fo:hyphenation-ladder-count="no-limit"/>
      <style:text-properties fo:hyphenate="false" fo:hyphenation-remain-char-count="0" fo:hyphenation-push-char-count="0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 fo:hyphenation-ladder-count="no-limit"/>
      <style:text-properties style:text-underline-style="solid" style:text-underline-type="double" style:text-underline-width="auto" style:text-underline-color="#000000" style:text-underline-mode="continuous" style:text-overline-mode="continuous" style:text-line-through-mode="continuous" fo:hyphenate="false" fo:hyphenation-remain-char-count="0" fo:hyphenation-push-char-count="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 fo:hyphenation-ladder-count="no-limit"/>
      <style:text-properties fo:hyphenate="false" fo:hyphenation-remain-char-count="0" fo:hyphenation-push-char-count="0"/>
    </style:style>
    <style:style style:name="Table_20_Contents_20_right_20_underline" style:display-name="Table Contents right underline" style:family="paragraph" style:parent-style-name="Table_20_Contents" style:next-style-name="Table_20_Contents">
      <style:paragraph-properties fo:text-align="end" style:justify-single-word="false" fo:hyphenation-ladder-count="no-limit"/>
      <style:text-properties style:text-underline-style="solid" style:text-underline-width="auto" style:text-underline-color="font-color" style:text-underline-mode="continuous" style:text-overline-mode="continuous" style:text-line-through-mode="continuous" fo:hyphenate="false" fo:hyphenation-remain-char-count="0" fo:hyphenation-push-char-count="0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868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3.5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0.7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images2" text:anchor-type="paragraph" svg:x="0.072cm" svg:y="0cm" svg:width="8.8cm" svg:height="1.54cm" draw:z-index="0"><draw:image xlink:href="Pictures/10000000000003A1000000A3ED287298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><text:page-number text:select-page="current">1</text:page-number>/<text:page-count>1</text:page-count></text:p>
      </style:footer>
    </style:master-page>
    <style:master-page style:name="First_20_Page" style:display-name="First Page" style:page-layout-name="Mpm3">
      <style:footer>
        <text:p text:style-name="MP1"><draw:frame draw:style-name="Mfr1" draw:name="images1" text:anchor-type="paragraph" svg:x="0.072cm" svg:y="-0.004cm" svg:width="8.8cm" svg:height="1.54cm" draw:z-index="0"><draw:image xlink:href="Pictures/10000000000003A1000000A3ED287298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00:00Z</meta:creation-date>
    <dc:date>2016-09-23T10:17:56.85</dc:date>
    <meta:editing-cycles>42</meta:editing-cycles>
    <meta:editing-duration>PT4H36M41S</meta:editing-duration>
    <meta:document-statistic meta:table-count="0" meta:image-count="2" meta:object-count="0" meta:page-count="1" meta:paragraph-count="9" meta:word-count="14" meta:character-count="361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